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2in" fo:margin-left="0.4944in" table:align="left"/>
    </style:style>
    <style:style style:name="Table1.A" style:family="table-column">
      <style:table-column-properties style:column-width="1.4625in"/>
    </style:style>
    <style:style style:name="Table1.B" style:family="table-column">
      <style:table-column-properties style:column-width="2.4535in"/>
    </style:style>
    <style:style style:name="Table1.C" style:family="table-column">
      <style:table-column-properties style:column-width="2.284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5.0382in" fo:margin-left="1.6563in" table:align="left"/>
    </style:style>
    <style:style style:name="Table2.A" style:family="table-column">
      <style:table-column-properties style:column-width="0.9417in"/>
    </style:style>
    <style:style style:name="Table2.B" style:family="table-column">
      <style:table-column-properties style:column-width="4.096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12" style:family="table-cell">
      <style:table-cell-properties style:vertical-align="middle" fo:padding="0.0382in" fo:border-left="0.0007in solid #000000" fo:border-right="none" fo:border-top="none" fo:border-bottom="0.0007in solid #000000"/>
    </style:style>
    <style:style style:name="Table3" style:family="table">
      <style:table-properties style:width="5.0382in" fo:margin-left="1.6563in" table:align="left"/>
    </style:style>
    <style:style style:name="Table3.A" style:family="table-column">
      <style:table-column-properties style:column-width="2.1632in"/>
    </style:style>
    <style:style style:name="Table3.B" style:family="table-column">
      <style:table-column-properties style:column-width="2.87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style:tab-stops>
          <style:tab-stop style:position="0.1602in"/>
        </style:tab-stops>
      </style:paragraph-properties>
      <style:text-properties style:text-underline-style="none" fo:font-weight="bold" style:font-weight-asian="bold" style:font-weight-complex="bold"/>
    </style:style>
    <style:style style:name="P6" style:family="paragraph" style:parent-style-name="Standard">
      <style:paragraph-properties fo:margin-left="0.5008in" fo:margin-right="0in" fo:text-indent="0in" style:auto-text-indent="false"/>
      <style:text-properties fo:font-size="10pt" style:font-size-asian="10pt" style:font-size-complex="10pt"/>
    </style:style>
    <style:style style:name="P7" style:family="paragraph" style:parent-style-name="Standard">
      <style:paragraph-properties fo:margin-left="0.5008in" fo:margin-right="0in" fo:text-indent="0in" style:auto-text-indent="false"/>
      <style:text-properties fo:font-size="10pt" style:text-underline-style="none" fo:font-weight="normal" style:font-size-asian="8.75pt" style:font-weight-asian="normal" style:font-size-complex="10pt" style:font-weight-complex="normal"/>
    </style:style>
    <style:style style:name="P8" style:family="paragraph" style:parent-style-name="Standard">
      <style:paragraph-properties fo:margin-left="0.5008in" fo:margin-right="0in" fo:margin-top="0in" fo:margin-bottom="0.0598in" fo:text-indent="0in" style:auto-text-indent="false"/>
      <style:text-properties fo:font-size="10pt" style:font-size-asian="10pt" style:font-size-complex="10pt"/>
    </style:style>
    <style:style style:name="P9" style:family="paragraph" style:parent-style-name="Standard">
      <style:paragraph-properties fo:margin-left="0.7209in" fo:margin-right="0in" fo:text-indent="-0.2102in" style:auto-text-indent="false">
        <style:tab-stops>
          <style:tab-stop style:position="0.1902in"/>
        </style:tab-stops>
      </style:paragraph-properties>
      <style:text-properties fo:font-weight="bold" style:font-weight-asian="bold" style:font-weight-complex="bold"/>
    </style:style>
    <style:style style:name="P10" style:family="paragraph" style:parent-style-name="Standard">
      <style:paragraph-properties fo:margin-left="0.9118in" fo:margin-right="0in" fo:margin-top="0in" fo:margin-bottom="0in" fo:text-indent="0in" style:auto-text-indent="false">
        <style:tab-stops/>
      </style:paragraph-properties>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1" style:family="paragraph" style:parent-style-name="Standard">
      <style:paragraph-properties fo:margin-left="0.9118in" fo:margin-right="0in" fo:margin-top="0in" fo:margin-bottom="0in" fo:text-indent="0in" style:auto-text-indent="false">
        <style:tab-stops/>
      </style:paragraph-properties>
      <style:text-properties fo:font-size="12pt" fo:font-weight="normal" style:font-size-asian="10.5pt" style:font-weight-asian="normal" style:font-size-complex="12pt" style:font-weight-complex="normal"/>
    </style:style>
    <style:style style:name="P12" style:family="paragraph" style:parent-style-name="Standard">
      <style:paragraph-properties fo:margin-left="0.9118in" fo:margin-right="0in" fo:text-indent="0in" style:auto-text-indent="false">
        <style:tab-stops/>
      </style:paragraph-properties>
      <style:text-properties fo:font-size="10pt" fo:font-weight="normal" style:font-size-asian="10pt" style:font-weight-asian="normal" style:font-size-complex="10pt" style:font-weight-complex="normal"/>
    </style:style>
    <style:style style:name="P13" style:family="paragraph" style:parent-style-name="Standard">
      <style:paragraph-properties fo:margin-left="0.9118in" fo:margin-right="0in"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14" style:family="paragraph" style:parent-style-name="Standard">
      <style:paragraph-properties fo:margin-left="0.9118in" fo:margin-right="0in" fo:margin-top="0in" fo:margin-bottom="0.0402in" fo:text-indent="0in" style:auto-text-indent="false">
        <style:tab-stops/>
      </style:paragraph-properties>
      <style:text-properties fo:font-size="10pt" fo:font-weight="normal" style:font-size-asian="10pt" style:font-weight-asian="normal" style:font-size-complex="10pt" style:font-weight-complex="normal"/>
    </style:style>
    <style:style style:name="P15" style:family="paragraph" style:parent-style-name="Standard">
      <style:paragraph-properties fo:margin-top="0in" fo:margin-bottom="0.0598in"/>
      <style:text-properties style:text-underline-style="none" fo:font-weight="bold" style:font-weight-asian="bold" style:font-weight-complex="bold"/>
    </style:style>
    <style:style style:name="P16" style:family="paragraph" style:parent-style-name="Standard" style:list-style-name="L1">
      <style:paragraph-properties fo:margin-top="0in" fo:margin-bottom="0.0598in"/>
      <style:text-properties style:text-underline-style="none" fo:font-weight="bold" style:font-weight-asian="bold" style:font-weight-complex="bold"/>
    </style:style>
    <style:style style:name="P17" style:family="paragraph" style:parent-style-name="Standard" style:list-style-name="L1">
      <style:paragraph-properties fo:margin-top="0in" fo:margin-bottom="0.0598in">
        <style:tab-stops>
          <style:tab-stop style:position="0.1602in"/>
        </style:tab-stops>
      </style:paragraph-properties>
      <style:text-properties style:text-underline-style="none" fo:font-weight="bold" style:font-weight-asian="bold" style:font-weight-complex="bold"/>
    </style:style>
    <style:style style:name="P18" style:family="paragraph" style:parent-style-name="Standard">
      <style:paragraph-properties fo:margin-left="0.5008in" fo:margin-right="0in" fo:text-indent="0in" style:auto-text-indent="false"/>
      <style:text-properties fo:font-size="10pt" style:text-underline-style="none" style:font-size-asian="10pt" style:font-size-complex="10pt"/>
    </style:style>
    <style:style style:name="P19" style:family="paragraph" style:parent-style-name="Standard" style:list-style-name="L1">
      <style:paragraph-properties fo:margin-left="0.5008in" fo:margin-right="0in" fo:margin-top="0in" fo:margin-bottom="0.0598in" fo:text-indent="0in" style:auto-text-indent="false">
        <style:tab-stops>
          <style:tab-stop style:position="0.4102in"/>
        </style:tab-stops>
      </style:paragraph-properties>
      <style:text-properties fo:font-size="12pt" style:text-underline-style="none" fo:font-weight="bold" style:font-size-asian="12pt" style:font-weight-asian="bold" style:font-size-complex="12pt" style:font-weight-complex="bold"/>
    </style:style>
    <style:style style:name="P20" style:family="paragraph" style:parent-style-name="Standard">
      <style:paragraph-properties fo:margin-left="0.5008in" fo:margin-right="0in" fo:margin-top="0in" fo:margin-bottom="0in" fo:text-indent="0in" style:auto-text-indent="false"/>
    </style:style>
    <style:style style:name="P21" style:family="paragraph" style:parent-style-name="Standard">
      <style:paragraph-properties fo:margin-left="0.5008in" fo:margin-right="0in" fo:margin-top="0in" fo:margin-bottom="0in" fo:text-indent="0in" style:auto-text-indent="false"/>
      <style:text-properties fo:font-size="10pt" style:text-underline-style="none" fo:font-weight="normal" style:font-size-asian="8.75pt" style:font-weight-asian="normal" style:font-size-complex="10pt" style:font-weight-complex="normal"/>
    </style:style>
    <style:style style:name="P22" style:family="paragraph" style:parent-style-name="Standard">
      <style:paragraph-properties fo:margin-left="0.5008in" fo:margin-right="0in" fo:margin-top="0in" fo:margin-bottom="0in" fo:text-indent="0in" style:auto-text-indent="false"/>
      <style:text-properties fo:font-size="10pt" style:text-underline-style="none" fo:font-weight="normal" style:font-size-asian="10pt" style:font-weight-asian="normal" style:font-size-complex="10pt" style:font-weight-complex="normal"/>
    </style:style>
    <style:style style:name="P23" style:family="paragraph" style:parent-style-name="Standard">
      <style:paragraph-properties fo:margin-left="0.5008in" fo:margin-right="0in" fo:margin-top="0in" fo:margin-bottom="0in" fo:text-indent="0in" style:auto-text-indent="false"/>
      <style:text-properties fo:font-size="8pt" style:text-underline-style="none" fo:font-weight="normal" style:font-size-asian="8pt" style:font-weight-asian="normal" style:font-size-complex="8pt" style:font-weight-complex="normal"/>
    </style:style>
    <style:style style:name="P24" style:family="paragraph" style:parent-style-name="Standard" style:list-style-name="L1">
      <style:paragraph-properties fo:margin-left="0.7516in" fo:margin-right="0in" fo:margin-top="0in" fo:margin-bottom="0.0598in" fo:text-indent="-0.2508in" style:auto-text-indent="false">
        <style:tab-stops>
          <style:tab-stop style:position="0.1602in"/>
        </style:tab-stops>
      </style:paragraph-properties>
      <style:text-properties fo:font-weight="bold" style:font-weight-asian="bold" style:font-weight-complex="bold"/>
    </style:style>
    <style:style style:name="P25" style:family="paragraph" style:parent-style-name="Standard" style:list-style-name="L1">
      <style:paragraph-properties fo:margin-left="0.7516in" fo:margin-right="0in" fo:margin-top="0in" fo:margin-bottom="0.0598in" fo:text-indent="-0.2508in" style:auto-text-indent="false">
        <style:tab-stops>
          <style:tab-stop style:position="0.1602in"/>
        </style:tab-stops>
      </style:paragraph-properties>
      <style:text-properties style:text-underline-style="none" fo:font-weight="bold" style:font-weight-asian="bold" style:font-weight-complex="bold"/>
    </style:style>
    <style:style style:name="P26" style:family="paragraph" style:parent-style-name="Standard" style:list-style-name="L1">
      <style:paragraph-properties fo:margin-left="0.9118in" fo:margin-right="0in" fo:margin-top="0in" fo:margin-bottom="0.0402in"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27" style:family="paragraph" style:parent-style-name="Standard" style:list-style-name="L1">
      <style:paragraph-properties fo:margin-left="0.9118in" fo:margin-right="0in" fo:margin-top="0in" fo:margin-bottom="0.0402in"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28" style:family="paragraph" style:parent-style-name="Standard" style:list-style-name="L1">
      <style:paragraph-properties fo:margin-left="0.9118in" fo:margin-right="0in" fo:margin-top="0in" fo:margin-bottom="0in" fo:text-indent="0in" style:auto-text-indent="false">
        <style:tab-stops>
          <style:tab-stop style:position="0.5307in"/>
        </style:tab-stops>
      </style:paragraph-properties>
    </style:style>
    <style:style style:name="P29" style:family="paragraph" style:parent-style-name="Standard" style:list-style-name="L1">
      <style:paragraph-properties fo:margin-left="0.9118in" fo:margin-right="0in" fo:margin-top="0in" fo:margin-bottom="0in" fo:text-indent="0in" style:auto-text-indent="false">
        <style:tab-stops>
          <style:tab-stop style:position="0.5307in"/>
        </style:tab-stops>
      </style:paragraph-properties>
      <style:text-properties fo:font-size="10pt" fo:font-weight="normal" style:font-size-asian="10pt" style:font-weight-asian="normal" style:font-size-complex="10pt" style:font-weight-complex="normal"/>
    </style:style>
    <style:style style:name="P30" style:family="paragraph" style:parent-style-name="Standard">
      <style:paragraph-properties fo:margin-left="0.9118in" fo:margin-right="0in" fo:margin-top="0in" fo:margin-bottom="0in" fo:text-indent="0in" style:auto-text-indent="false"/>
      <style:text-properties fo:font-size="10pt" style:text-underline-style="none" fo:font-weight="normal" style:font-size-asian="8.75pt" style:font-weight-asian="normal" style:font-size-complex="10pt" style:font-weight-complex="normal"/>
    </style:style>
    <style:style style:name="P31" style:family="paragraph" style:parent-style-name="Standard">
      <style:paragraph-properties fo:margin-left="0.9118in" fo:margin-right="0in" fo:margin-top="0in" fo:margin-bottom="0in" fo:text-indent="0in" style:auto-text-indent="false">
        <style:tab-stops/>
      </style:paragraph-properties>
      <style:text-properties fo:font-size="10pt" style:text-underline-style="none" fo:font-weight="normal" style:font-size-asian="8.75pt" style:font-weight-asian="normal" style:font-size-complex="10pt" style:font-weight-complex="normal"/>
    </style:style>
    <style:style style:name="P32" style:family="paragraph" style:parent-style-name="Standard">
      <style:paragraph-properties fo:margin-left="0.9118in" fo:margin-right="0in" fo:margin-top="0in" fo:margin-bottom="0in" fo:text-indent="0in" style:auto-text-indent="false">
        <style:tab-stops>
          <style:tab-stop style:position="0.1807in"/>
        </style:tab-stops>
      </style:paragraph-properties>
      <style:text-properties fo:font-size="10pt" style:text-underline-style="none" fo:font-weight="normal" style:font-size-asian="8.75pt" style:font-weight-asian="normal" style:font-size-complex="10pt" style:font-weight-complex="normal"/>
    </style:style>
    <style:style style:name="P33" style:family="paragraph" style:parent-style-name="Standard">
      <style:paragraph-properties fo:margin-left="0.9118in" fo:margin-right="0in" fo:margin-top="0in" fo:margin-bottom="0in" fo:text-indent="0in" style:auto-text-indent="false">
        <style:tab-stops>
          <style:tab-stop style:position="0.1807in"/>
        </style:tab-stops>
      </style:paragraph-properties>
      <style:text-properties fo:font-size="10pt" style:text-underline-style="none" fo:font-weight="normal" style:font-size-asian="8.75pt" style:font-weight-asian="normal" style:font-size-complex="10pt" style:font-weight-complex="normal"/>
    </style:style>
    <style:style style:name="P34" style:family="paragraph" style:parent-style-name="Standard">
      <style:paragraph-properties fo:margin-left="0.9118in" fo:margin-right="0in" fo:margin-top="0in" fo:margin-bottom="0in" fo:text-indent="0in" style:auto-text-indent="false">
        <style:tab-stops>
          <style:tab-stop style:position="1.3425in"/>
        </style:tab-stops>
      </style:paragraph-properties>
      <style:text-properties fo:font-size="10pt" style:text-underline-style="none" fo:font-weight="normal" style:font-size-asian="8.75pt" style:font-weight-asian="normal" style:font-size-complex="10pt" style:font-weight-complex="normal"/>
    </style:style>
    <style:style style:name="P35" style:family="paragraph" style:parent-style-name="Standard">
      <style:paragraph-properties fo:margin-left="0.9118in" fo:margin-right="0in" fo:margin-top="0in" fo:margin-bottom="0in" fo:text-indent="0in" style:auto-text-indent="false">
        <style:tab-stops>
          <style:tab-stop style:position="0.1701in"/>
        </style:tab-stops>
      </style:paragraph-properties>
      <style:text-properties fo:font-size="10pt" style:text-underline-style="none" fo:font-weight="normal" style:font-size-asian="8.75pt" style:font-weight-asian="normal" style:font-size-complex="10pt" style:font-weight-complex="normal"/>
    </style:style>
    <style:style style:name="P36" style:family="paragraph" style:parent-style-name="Standard">
      <style:paragraph-properties fo:margin-left="0.9118in" fo:margin-right="0in" fo:margin-top="0in" fo:margin-bottom="0in" fo:text-indent="0in" style:auto-text-indent="false">
        <style:tab-stops>
          <style:tab-stop style:position="0.1807in"/>
          <style:tab-stop style:position="1.5528in"/>
        </style:tab-stops>
      </style:paragraph-properties>
      <style:text-properties fo:font-size="10pt" style:text-underline-style="none" fo:font-weight="normal" style:font-size-asian="8.75pt" style:font-weight-asian="normal" style:font-size-complex="10pt" style:font-weight-complex="normal"/>
    </style:style>
    <style:style style:name="P37" style:family="paragraph" style:parent-style-name="Standard">
      <style:paragraph-properties fo:margin-left="0.9118in" fo:margin-right="0in" fo:margin-top="0in" fo:margin-bottom="0in" fo:text-indent="0in" style:auto-text-indent="false">
        <style:tab-stops/>
      </style:paragraph-properties>
    </style:style>
    <style:style style:name="P38" style:family="paragraph" style:parent-style-name="Standard">
      <style:paragraph-properties fo:margin-left="0.9118in" fo:margin-right="0in" fo:margin-top="0in" fo:margin-bottom="0in" fo:text-indent="0in" style:auto-text-indent="false">
        <style:tab-stops>
          <style:tab-stop style:position="0.1807in"/>
        </style:tab-stops>
      </style:paragraph-properties>
    </style:style>
    <style:style style:name="P39" style:family="paragraph" style:parent-style-name="Standard">
      <style:paragraph-properties fo:margin-left="0.9118in" fo:margin-right="0in" fo:margin-top="0in" fo:margin-bottom="0in" fo:text-indent="0in" style:auto-text-indent="false">
        <style:tab-stops>
          <style:tab-stop style:position="0.1807in"/>
          <style:tab-stop style:position="0.2807in"/>
        </style:tab-stops>
      </style:paragraph-properties>
    </style:style>
    <style:style style:name="P40" style:family="paragraph" style:parent-style-name="Standard">
      <style:paragraph-properties fo:margin-left="0.9118in" fo:margin-right="0in" fo:text-indent="0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41" style:family="paragraph" style:parent-style-name="Standard">
      <style:paragraph-properties fo:margin-left="0in" fo:margin-right="0in" fo:margin-top="0in" fo:margin-bottom="0in" fo:text-indent="0in" style:auto-text-indent="false"/>
      <style:text-properties style:text-underline-style="none" fo:font-weight="bold" style:font-weight-asian="bold" style:font-weight-complex="bold"/>
    </style:style>
    <style:style style:name="P42" style:family="paragraph" style:parent-style-name="Standard">
      <style:paragraph-properties fo:margin-left="0in" fo:margin-right="0in" fo:margin-top="0in" fo:margin-bottom="0in" fo:text-indent="0in" style:auto-text-indent="false">
        <style:tab-stops>
          <style:tab-stop style:position="0.4102in"/>
        </style:tab-stops>
      </style:paragraph-properties>
      <style:text-properties fo:font-size="12pt" style:text-underline-style="none" fo:font-weight="bold" style:font-size-asian="12pt" style:font-weight-asian="bold" style:font-size-complex="12pt" style:font-weight-complex="bold"/>
    </style:style>
    <style:style style:name="P43" style:family="paragraph" style:parent-style-name="Standard">
      <style:paragraph-properties fo:margin-top="0in" fo:margin-bottom="0in"/>
      <style:text-properties style:text-underline-style="none" fo:font-weight="bold" style:font-weight-asian="bold" style:font-weight-complex="bold"/>
    </style:style>
    <style:style style:name="P44" style:family="paragraph" style:parent-style-name="Standard">
      <style:paragraph-properties fo:margin-left="1.6528in" fo:margin-right="0in" fo:text-indent="-0.7409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45" style:family="paragraph" style:parent-style-name="Standard">
      <style:paragraph-properties fo:margin-left="1.6528in" fo:margin-right="0in" fo:text-indent="-0.7409in" style:auto-text-indent="false">
        <style:tab-stops/>
      </style:paragraph-properties>
      <style:text-properties style:text-underline-style="none" fo:font-weight="normal" style:font-weight-asian="normal" style:font-weight-complex="normal"/>
    </style:style>
    <style:style style:name="P46" style:family="paragraph" style:parent-style-name="Standard">
      <style:paragraph-properties fo:margin-left="1.4925in" fo:margin-right="0in" fo:text-indent="-0.5811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47" style:family="paragraph" style:parent-style-name="Standard">
      <style:paragraph-properties fo:margin-left="1.4925in" fo:margin-right="0in" fo:text-indent="-0.5811in" style:auto-text-indent="false">
        <style:tab-stops/>
      </style:paragraph-properties>
      <style:text-properties fo:font-size="10pt" style:text-underline-style="none" fo:font-weight="normal" style:font-size-asian="10pt" style:font-weight-asian="normal" style:font-size-complex="10pt" style:font-weight-complex="normal"/>
    </style:style>
    <style:style style:name="P48" style:family="paragraph" style:parent-style-name="Standard">
      <style:paragraph-properties fo:margin-left="1.4925in" fo:margin-right="0in" fo:text-indent="-0.5811in" style:auto-text-indent="false">
        <style:tab-stops>
          <style:tab-stop style:position="0.1807in"/>
        </style:tab-stops>
      </style:paragraph-properties>
      <style:text-properties fo:font-size="10pt" style:text-underline-style="none" fo:font-weight="normal" style:font-size-asian="10pt" style:font-weight-asian="normal" style:font-size-complex="10pt" style:font-weight-complex="normal"/>
    </style:style>
    <style:style style:name="P49" style:family="paragraph" style:parent-style-name="Standard">
      <style:paragraph-properties fo:margin-left="1.4925in" fo:margin-right="0in" fo:text-indent="-0.5811in" style:auto-text-indent="false">
        <style:tab-stops>
          <style:tab-stop style:position="0.1807in"/>
        </style:tab-stops>
      </style:paragraph-properties>
      <style:text-properties fo:font-size="10pt" style:text-underline-style="none" fo:font-weight="normal" style:font-size-asian="10pt" style:font-weight-asian="normal" style:font-size-complex="10pt" style:font-weight-complex="normal"/>
    </style:style>
    <style:style style:name="P50" style:family="paragraph" style:parent-style-name="Standard">
      <style:paragraph-properties fo:margin-left="1.4925in" fo:margin-right="0in" fo:text-indent="-0.5811in" style:auto-text-indent="false">
        <style:tab-stops>
          <style:tab-stop style:position="0.1807in"/>
        </style:tab-stops>
      </style:paragraph-properties>
      <style:text-properties style:text-underline-style="none" fo:font-weight="normal" style:font-weight-asian="normal" style:font-weight-complex="normal"/>
    </style:style>
    <style:style style:name="P51" style:family="paragraph" style:parent-style-name="Standard">
      <style:paragraph-properties fo:margin-left="1.4925in" fo:margin-right="0in" fo:text-indent="-0.5811in" style:auto-text-indent="false">
        <style:tab-stops/>
      </style:paragraph-properties>
    </style:style>
    <style:style style:name="P52" style:family="paragraph" style:parent-style-name="Table_20_Contents">
      <style:text-properties fo:font-size="10pt" style:font-size-asian="10pt" style:font-size-complex="10pt"/>
    </style:style>
    <style:style style:name="P53" style:family="paragraph" style:parent-style-name="Table_20_Contents">
      <style:paragraph-properties fo:text-align="center" style:justify-single-word="false"/>
      <style:text-properties fo:font-size="10pt" style:font-size-asian="10pt" style:font-size-complex="10pt"/>
    </style:style>
    <style:style style:name="P54" style:family="paragraph" style:parent-style-name="Table_20_Contents">
      <style:text-properties fo:font-size="10pt" fo:font-weight="bold"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T1" style:family="text">
      <style:text-properties style:font-name="Times New Roman1"/>
    </style:style>
    <style:style style:name="T2" style:family="text">
      <style:text-properties fo:font-size="10pt" style:font-size-asian="10pt" style:font-size-complex="10pt"/>
    </style:style>
    <style:style style:name="T3" style:family="text">
      <style:text-properties fo:font-size="10pt" style:text-underline-style="none" fo:font-weight="normal" style:font-size-asian="10pt" style:font-weight-asian="normal" style:font-size-complex="10pt" style:font-weight-complex="normal"/>
    </style:style>
    <style:style style:name="T4" style:family="text">
      <style:text-properties fo:font-size="10pt" style:text-underline-style="none" fo:font-weight="normal" style:font-size-asian="8.75pt" style:font-weight-asian="normal" style:font-size-complex="10pt" style:font-weight-complex="normal"/>
    </style:style>
    <style:style style:name="T5"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text-underline-style="none"/>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text-position="super 58%"/>
    </style:style>
    <style:style style:name="T11" style:family="text">
      <style:text-properties fo:font-style="normal" style:font-style-asian="normal" style:font-style-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Fred report engine reference</text:p>
      <text:p text:style-name="Standard"/>
      <text:p text:style-name="Standard"/>
      <text:list xml:id="list779142769" text:style-name="L1">
        <text:list-item>
          <text:p text:style-name="P16">Copyright </text:p>
        </text:list-item>
      </text:list>
      <text:p text:style-name="P8">Copyright <text:span text:style-name="T1">©</text:span> 2011 by Daniel Gillen</text:p>
      <text:p text:style-name="P6">Permission is granted to copy, distribute and/or modify this document under the terms of the GNU Free </text:p>
      <text:p text:style-name="P6">Documentation License, Version 1.3 or any later version published by the Free Software Foundation; with no </text:p>
      <text:p text:style-name="P6">Invariant Sections, no Front-Cover Texts, and no Back-Cover Texts. A copy of the license can be found at </text:p>
      <text:p text:style-name="P18">http://www.gnu.org/licenses/fdl.html.</text:p>
      <text:p text:style-name="P2"/>
      <text:list xml:id="list1835136151" text:continue-numbering="true" text:style-name="L1">
        <text:list-item>
          <text:p text:style-name="P16">Content / Target audience</text:p>
        </text:list-item>
      </text:list>
      <text:p text:style-name="P7">This document is mainly targeting fred users who want to build their own report templates and contains detailed descriptions of the reporting engine and all data types and functions that are exported by fred to be used in report templates.</text:p>
      <text:p text:style-name="P15"/>
      <text:list xml:id="list891623038" text:continue-numbering="true" text:style-name="L1">
        <text:list-item>
          <text:p text:style-name="P16">Fred, report engine. W<text:bookmark-start text:name="__DdeLink__255_920985091"/>hat's it all about<text:bookmark-end text:name="__DdeLink__255_920985091"/>?</text:p>
        </text:list-item>
      </text:list>
      <text:p text:style-name="P20"><text:span text:style-name="T4">Forensic Registry EDitor (fred) is a cross-platform M$ Windows registry hive viewer / editor including special features useful during forensic analysis. One of that features is the report engine. It allows users to write their own report templates to extract often used information from registry hives <text:s/>and represent it in a nicely formated report. This may for example be such simple information like the used Windows version or more complex information like all user accounts. Report templates are written in a script language that implements all the built-in objects and properties defined in the ECMA-262 standard (http://www.ecma-international.org/ publications/standards/Ecma-262.htm). Another popular implementation of this standard is JavaScript. Using functions that are exported by fred, report templates gather the needed informations from the currently loaded registry hive and generate a HTML page which is then shown to the user.</text:span></text:p>
      <text:p text:style-name="P41"/>
      <text:list xml:id="list1117709854" text:continue-numbering="true" text:style-name="L1">
        <text:list-item>
          <text:p text:style-name="P16"><text:bookmark-start text:name="__DdeLink__251_920985091"/>R<text:bookmark-end text:name="__DdeLink__251_920985091"/>eport template storage locations and file naming conventions</text:p>
        </text:list-item>
      </text:list>
      <text:p text:style-name="P22">There are two (2) locations where report templates may be stored. One contains report templates that are available to all users of a system. Any report templates that are distributed along with the official fred builds will be stored there. The other location is user specific. All reports that are stored there will only be visible to that user. The following table lists both storage locations:</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54">OS</text:p>
          </table:table-cell>
          <table:table-cell table:style-name="Table1.A1" office:value-type="string">
            <text:p text:style-name="P54">System storage location</text:p>
          </table:table-cell>
          <table:table-cell table:style-name="Table1.C1" office:value-type="string">
            <text:p text:style-name="P54">User storage location<text:span text:style-name="T10">1</text:span></text:p>
          </table:table-cell>
        </table:table-row>
        <table:table-row>
          <table:table-cell table:style-name="Table1.A2" office:value-type="string">
            <text:p text:style-name="P52">All Unix like systems</text:p>
          </table:table-cell>
          <table:table-cell table:style-name="Table1.A2" office:value-type="string">
            <text:p text:style-name="P52">/usr/[local/]share/fred/report_templates</text:p>
          </table:table-cell>
          <table:table-cell table:style-name="Table1.C2" office:value-type="string">
            <text:p text:style-name="P52">~/.fred/report_templates</text:p>
          </table:table-cell>
        </table:table-row>
        <table:table-row>
          <table:table-cell table:style-name="Table1.A2" office:value-type="string">
            <text:p text:style-name="P52">M$ Windows</text:p>
          </table:table-cell>
          <table:table-cell table:style-name="Table1.A2" office:value-type="string">
            <text:p text:style-name="P52">&lt;Application install dir&gt;\report_templates</text:p>
          </table:table-cell>
          <table:table-cell table:style-name="Table1.C2" office:value-type="string">
            <text:p text:style-name="P52">&lt;Home folder&gt;\.fred\report_templates</text:p>
          </table:table-cell>
        </table:table-row>
      </table:table>
      <text:p text:style-name="P22"/>
      <text:p text:style-name="P22">Report template file names should use the following naming convention:</text:p>
      <text:p text:style-name="P22"/>
      <text:p text:style-name="P22">&lt;CATEGORY&gt;_&lt;Report name&gt;.qs</text:p>
      <text:p text:style-name="P22"/>
      <text:p text:style-name="P22">Report templates will be shown in the sub menu &lt;CATEGORY&gt; of the “Reports” menu and have the name &lt;Report name&gt;. Files not having a “.qs” file extension will not be considered valid report templates.</text:p>
      <text:p text:style-name="P22"/>
      <text:p text:style-name="P23"><text:span text:style-name="T10">1</text:span> This folder will be created when you run fred for the first time.</text:p>
      <text:p text:style-name="P43"/>
      <text:list xml:id="list1238632526" text:continue-numbering="true" text:style-name="L1">
        <text:list-item>
          <text:p text:style-name="P16"><text:bookmark-start text:name="__DdeLink__245_9209850911"/>H<text:bookmark-end text:name="__DdeLink__245_9209850911"/>ello world</text:p>
        </text:list-item>
      </text:list>
      <text:p text:style-name="P21">The following code generates a very basic report that displays “Hello World”. It shows you the basic structure of a report template. Use your favorite text editor, insert the following code and save it in your user's report_template folder under the name “MISC_HelloWorld.qs”. After restarting fred and opening a registry hive, it should be available under Reports → MISC → HelloWorld.</text:p>
      <text:p text:style-name="P21"/>
      <text:p text:style-name="P21"><text:bookmark-start text:name="__DdeLink__326_920985091"/><text:bookmark-start text:name="__DdeLink__247_920985091"/>println("&lt;html&gt;");<text:bookmark-end text:name="__DdeLink__247_920985091"/></text:p>
      <text:p text:style-name="P21"><text:soft-page-break/>println(" <text:s/>&lt;head&gt;&lt;title&gt;Hello World&lt;/title&gt;&lt;/head&gt;");</text:p>
      <text:p text:style-name="P21">println(" <text:s/>&lt;body style=\"font-size:12\"&gt;");</text:p>
      <text:p text:style-name="P21">println(" <text:s text:c="3"/>&lt;h2&gt;Hello World&lt;/h2&gt;");</text:p>
      <text:p text:style-name="P21">println(" <text:s/>&lt;/body&gt;");</text:p>
      <text:p text:style-name="P21">println("&lt;/html&gt;");<text:bookmark-end text:name="__DdeLink__326_920985091"/></text:p>
      <text:p text:style-name="P21"/>
      <text:p text:style-name="P21"><text:span text:style-name="T8">println</text:span> is one of the functions that fred exports. It simply adds a line containing the specified text to an internal buffer. This buffer is then interpreted by fred as a HTML page and shown to the user. You are free to use any HTML 4 tags in your report and to use Cascading Style Sheets (CSS) to further format the report.</text:p>
      <text:p text:style-name="P43"/>
      <text:list xml:id="list646343155" text:continue-numbering="true" text:style-name="L1">
        <text:list-item>
          <text:p text:style-name="P16">Special fred data types</text:p>
          <text:list>
            <text:list-item>
              <text:p text:style-name="P24"><text:bookmark-start text:name="__DdeLink__1413_1508150224"/><text:span text:style-name="T7">R</text:span><text:bookmark-end text:name="__DdeLink__1413_1508150224"/><text:span text:style-name="T7">egistryKeyValue</text:span></text:p>
              <text:p text:style-name="P27">This data type is a simple structure representing a registry key value and contains three (3) fields:</text:p>
              <text:p text:style-name="P28"><text:span text:style-name="T3">- </text:span><text:span text:style-name="T5">type</text:span><text:span text:style-name="T3">:<text:tab/>An integer containing the key's value type.</text:span></text:p>
              <text:p text:style-name="P29"><text:span text:style-name="T7">- </text:span><text:span text:style-name="T9">length</text:span><text:span text:style-name="T7">:<text:tab/>An integer </text:span><text:bookmark-start text:name="__DdeLink__1432_1508150224"/><text:span text:style-name="T7">containing</text:span><text:bookmark-end text:name="__DdeLink__1432_1508150224"/><text:span text:style-name="T7"> the key's value length in bytes.</text:span></text:p>
              <text:p text:style-name="P26"><text:span text:style-name="T7">- </text:span><text:span text:style-name="T9">value</text:span><text:span text:style-name="T7">:<text:tab/>A ByteArray containing the key's value.</text:span></text:p>
            </text:list-item>
          </text:list>
        </text:list-item>
      </text:list>
      <text:p text:style-name="P14">The value type constants are not exported by fred to any report templates. If you need type checking, pass the type value to the RegistryKeyTypeToString() function and use the resulting string.</text:p>
      <text:p text:style-name="P10">It is not possible to construct your own RegistryKeyValue values inside a report template!</text:p>
      <text:p text:style-name="P11"/>
      <text:list xml:id="list925862555" text:continue-numbering="true" text:style-name="L1">
        <text:list-item>
          <text:list>
            <text:list-item>
              <text:p text:style-name="P25">ByteArray</text:p>
            </text:list-item>
          </text:list>
        </text:list-item>
      </text:list>
      <text:p text:style-name="P12">This data type represents an array of single 8bit (=1byte) values.</text:p>
      <text:p text:style-name="P9"/>
      <text:list xml:id="list1219430415" text:continue-numbering="true" text:style-name="L1">
        <text:list-item>
          <text:p text:style-name="P16">Exported functions</text:p>
          <text:list>
            <text:list-item>
              <text:p text:style-name="P17">print / println</text:p>
            </text:list-item>
          </text:list>
        </text:list-item>
      </text:list>
      <text:p text:style-name="P13"><text:bookmark-start text:name="__DdeLink__1418_1508150224"/><text:span text:style-name="T8">Syntax:</text:span> print([&lt;string1&gt;, [&lt;string2&gt;, …]]);<text:bookmark-end text:name="__DdeLink__1418_1508150224"/></text:p>
      <text:p text:style-name="P13"><text:span text:style-name="T8">Syntax:</text:span> println([&lt;string1&gt;, [&lt;string2&gt;, …]]);</text:p>
      <text:p text:style-name="P13"><text:span text:style-name="T8">Return value:</text:span> Nothing.</text:p>
      <text:p text:style-name="P44"><text:bookmark-start text:name="__DdeLink__1430_1508150224"/><text:span text:style-name="T8">Description:</text:span> <text:bookmark-end text:name="__DdeLink__1430_1508150224"/>Add a string (<text:span text:style-name="T11">print</text:span>) or a line (<text:span text:style-name="T11">println</text:span>) to the internal buffer that is later converted to a HTML page and shown to the user.</text:p>
      <text:p text:style-name="P46"><text:bookmark-start text:name="__DdeLink__257_920985091"/><text:span text:style-name="T8">Example:</text:span> print(“Hello World”);<text:bookmark-end text:name="__DdeLink__257_920985091"/><text:line-break/>println(“This results in a ”, “line with appended new-line char”);</text:p>
      <text:p text:style-name="P5"/>
      <text:list xml:id="list2045097279" text:continue-numbering="true" text:style-name="L1">
        <text:list-item>
          <text:list>
            <text:list-item>
              <text:p text:style-name="P17">GetRegistryNodes</text:p>
            </text:list-item>
          </text:list>
        </text:list-item>
      </text:list>
      <text:p text:style-name="P13"><text:span text:style-name="T8">Syntax:</text:span> <text:bookmark-start text:name="__DdeLink__1420_1508150224"/>GetRegistryNodes<text:bookmark-end text:name="__DdeLink__1420_1508150224"/>(&lt;path&gt;);</text:p>
      <text:p text:style-name="P13"><text:bookmark-start text:name="__DdeLink__1426_1508150224"/><text:span text:style-name="T8">Return value:</text:span> Array containing all node names under the given path or undefined.<text:bookmark-end text:name="__DdeLink__1426_1508150224"/></text:p>
      <text:p text:style-name="P44"><text:span text:style-name="T8">Description:</text:span> <text:bookmark-start text:name="__DdeLink__259_920985091"/>Fetches an array containing all direct child nodes of a specified path.<text:bookmark-end text:name="__DdeLink__259_920985091"/></text:p>
      <text:p text:style-name="P46"><text:bookmark-start text:name="__DdeLink__261_920985091"/><text:span text:style-name="T8">Example:</text:span> var nodes=GetRegistryNodes(“\\some\\registry\\path”);<text:bookmark-end text:name="__DdeLink__261_920985091"/></text:p>
      <text:p text:style-name="P5"/>
      <text:list xml:id="list201497312" text:continue-numbering="true" text:style-name="L1">
        <text:list-item>
          <text:list>
            <text:list-item>
              <text:p text:style-name="P17">GetRegistryKeys</text:p>
            </text:list-item>
          </text:list>
        </text:list-item>
      </text:list>
      <text:p text:style-name="P13"><text:span text:style-name="T8">Syntax:</text:span> GetRegistryKeys(&lt;path&gt;);</text:p>
      <text:p text:style-name="P13"><text:span text:style-name="T8">Return value:</text:span> Array containing the node names or undefined.</text:p>
      <text:p text:style-name="P44"><text:span text:style-name="T8">Description:</text:span> <text:bookmark-start text:name="__DdeLink__263_920985091"/>Fetches an array containing all child keys of a specified path.<text:bookmark-end text:name="__DdeLink__263_920985091"/></text:p>
      <text:p text:style-name="P46"><text:bookmark-start text:name="__DdeLink__265_920985091"/><text:span text:style-name="T8">Example:</text:span> var keys=GetRegistryKeys(“\\some\\registry\\path”);<text:bookmark-end text:name="__DdeLink__265_920985091"/></text:p>
      <text:p text:style-name="P5"/>
      <text:list xml:id="list1175300862" text:continue-numbering="true" text:style-name="L1">
        <text:list-item>
          <text:list>
            <text:list-item>
              <text:p text:style-name="P17">GetRegistryKeyValue</text:p>
            </text:list-item>
          </text:list>
        </text:list-item>
      </text:list>
      <text:p text:style-name="P13"><text:span text:style-name="T8">Syntax:</text:span> RegistryKeyValue GetRegistryKeyValue(&lt;path&gt;, &lt;key&gt;);</text:p>
      <text:p text:style-name="P13"><text:span text:style-name="T8">Return value:</text:span> RegistryKeyValue structure or undefined.</text:p>
      <text:p text:style-name="P44"><text:span text:style-name="T8">Description:</text:span> Fetches the value and value type of a specified key located under a specified path.</text:p>
      <text:p text:style-name="P51"><text:bookmark-start text:name="__DdeLink__267_920985091"/><text:span text:style-name="T5">Example:</text:span><text:span text:style-name="T3"> var key_value=GetRegistryKeyValue(“\\some\\registry\\path”, “MyKey”);</text:span><text:bookmark-end text:name="__DdeLink__267_920985091"/></text:p>
      <text:p text:style-name="P5"/>
      <text:list xml:id="list1591239906" text:continue-numbering="true" text:style-name="L1">
        <text:list-item>
          <text:list>
            <text:list-item>
              <text:p text:style-name="P17"><text:bookmark-start text:name="__DdeLink__1416_1508150224"/>RegistryKeyValueToString<text:bookmark-end text:name="__DdeLink__1416_1508150224"/></text:p>
            </text:list-item>
          </text:list>
        </text:list-item>
      </text:list>
      <text:p text:style-name="P13"><text:span text:style-name="T8">Syntax:</text:span> <text:bookmark-start text:name="__DdeLink__1422_1508150224"/>RegistryKeyValueToString<text:bookmark-end text:name="__DdeLink__1422_1508150224"/>(<text:bookmark-start text:name="__DdeLink__1424_1508150224"/>&lt;value&gt;, &lt;value_type&gt;<text:bookmark-end text:name="__DdeLink__1424_1508150224"/>);</text:p>
      <text:p text:style-name="P13"><text:bookmark-start text:name="__DdeLink__1428_1508150224"/><text:soft-page-break/><text:span text:style-name="T8">Return value:</text:span> String containing the converted value or undefined.<text:bookmark-end text:name="__DdeLink__1428_1508150224"/></text:p>
      <text:p text:style-name="P44"><text:span text:style-name="T8">Description:</text:span> Converts the give registry key value to a string according to it's value type.</text:p>
      <text:p text:style-name="P48"><text:span text:style-name="T8">Example:</text:span> var key_value=<text:bookmark-start text:name="__DdeLink__269_9209850911"/>GetRegistryKeyValue<text:bookmark-end text:name="__DdeLink__269_9209850911"/>(“\\some\\registry\\path”, “MyKey”);<text:line-break/>if(typeof key_value !== 'undefined') {<text:line-break/><text:tab/>print(“MyKey value: “);<text:line-break/><text:tab/>println(RegistryKeyValueToVariant(key_value.value, key_value.type));<text:line-break/>}</text:p>
      <text:p text:style-name="P5"/>
      <text:list xml:id="list1823868072" text:continue-numbering="true" text:style-name="L1">
        <text:list-item>
          <text:list>
            <text:list-item>
              <text:p text:style-name="P17">RegistryKeyValueToVariant</text:p>
            </text:list-item>
          </text:list>
        </text:list-item>
      </text:list>
      <text:p text:style-name="P13"><text:span text:style-name="T8">Syntax:</text:span> RegistryKeyValueToVariant(&lt;value&gt;, &lt;format&gt;, [&lt;offset&gt;, [&lt;length&gt;]]);</text:p>
      <text:p text:style-name="P13"><text:span text:style-name="T8">Return value:</text:span> String containing the converted value or undefined.</text:p>
      <text:p text:style-name="P44"><text:bookmark-start text:name="__DdeLink__288_920985091"/><text:span text:style-name="T8">Description:</text:span> <text:bookmark-start text:name="__DdeLink__302_920985091"/>Converts the give registry key value to a string according to the given format.<text:bookmark-end text:name="__DdeLink__288_920985091"/><text:bookmark-end text:name="__DdeLink__302_920985091"/> Optionally, only length bytes starting from offset are converted and returned. Available formats are:<text:line-break/></text:p>
      <table:table table:name="Table2" table:style-name="Table2">
        <table:table-column table:style-name="Table2.A"/>
        <table:table-column table:style-name="Table2.B"/>
        <table:table-row>
          <table:table-cell table:style-name="Table2.A1" office:value-type="string">
            <text:p text:style-name="P55">Format string</text:p>
          </table:table-cell>
          <table:table-cell table:style-name="Table2.B1" office:value-type="string">
            <text:p text:style-name="P54">Description</text:p>
          </table:table-cell>
        </table:table-row>
        <table:table-row>
          <table:table-cell table:style-name="Table2.A2" office:value-type="string">
            <text:p text:style-name="P53"><text:bookmark-start text:name="__DdeLink__271_920985091"/>“int8”<text:bookmark-end text:name="__DdeLink__271_920985091"/></text:p>
          </table:table-cell>
          <table:table-cell table:style-name="Table2.B2" office:value-type="string">
            <text:p text:style-name="P52"><text:bookmark-start text:name="__DdeLink__277_920985091"/><text:bookmark-start text:name="__DdeLink__273_920985091"/>Interprets and formats value as signed 8bit (1byte) integer<text:bookmark-end text:name="__DdeLink__273_920985091"/>.<text:bookmark-end text:name="__DdeLink__277_920985091"/></text:p>
          </table:table-cell>
        </table:table-row>
        <table:table-row>
          <table:table-cell table:style-name="Table2.A2" office:value-type="string">
            <text:p text:style-name="P53">“uint8”</text:p>
          </table:table-cell>
          <table:table-cell table:style-name="Table2.B2" office:value-type="string">
            <text:p text:style-name="P52"><text:bookmark-start text:name="__DdeLink__282_920985091"/>Interprets and formats value as unsigned 8bit (1byte) integer<text:bookmark-end text:name="__DdeLink__282_920985091"/>.</text:p>
          </table:table-cell>
        </table:table-row>
        <table:table-row>
          <table:table-cell table:style-name="Table2.A2" office:value-type="string">
            <text:p text:style-name="P53">“int16”</text:p>
          </table:table-cell>
          <table:table-cell table:style-name="Table2.B2" office:value-type="string">
            <text:p text:style-name="P52"><text:bookmark-start text:name="__DdeLink__273_9209850911"/>Interprets and formats value as signed 16bit (2byte) integer<text:bookmark-end text:name="__DdeLink__273_9209850911"/>.</text:p>
          </table:table-cell>
        </table:table-row>
        <table:table-row>
          <table:table-cell table:style-name="Table2.A2" office:value-type="string">
            <text:p text:style-name="P53">“uint16”</text:p>
          </table:table-cell>
          <table:table-cell table:style-name="Table2.B2" office:value-type="string">
            <text:p text:style-name="P52">Interprets and formats value as unsigned 16bit (2byte) integer.</text:p>
          </table:table-cell>
        </table:table-row>
        <table:table-row>
          <table:table-cell table:style-name="Table2.A2" office:value-type="string">
            <text:p text:style-name="P53">“int32”</text:p>
          </table:table-cell>
          <table:table-cell table:style-name="Table2.B2" office:value-type="string">
            <text:p text:style-name="P52"><text:bookmark-start text:name="__DdeLink__273_9209850912"/>Interprets and formats value as signed 32bit (4byte) integer<text:bookmark-end text:name="__DdeLink__273_9209850912"/>.</text:p>
          </table:table-cell>
        </table:table-row>
        <table:table-row>
          <table:table-cell table:style-name="Table2.A2" office:value-type="string">
            <text:p text:style-name="P53">“uint32”</text:p>
          </table:table-cell>
          <table:table-cell table:style-name="Table2.B2" office:value-type="string">
            <text:p text:style-name="P52">Interprets and formats value as unsigned 32bit (4byte) integer.</text:p>
          </table:table-cell>
        </table:table-row>
        <table:table-row>
          <table:table-cell table:style-name="Table2.A2" office:value-type="string">
            <text:p text:style-name="P53">“int64”</text:p>
          </table:table-cell>
          <table:table-cell table:style-name="Table2.B2" office:value-type="string">
            <text:p text:style-name="P52"><text:bookmark-start text:name="__DdeLink__273_9209850913"/>Interprets and formats value as signed 64bit (8byte) integer<text:bookmark-end text:name="__DdeLink__273_9209850913"/>.</text:p>
          </table:table-cell>
        </table:table-row>
        <table:table-row>
          <table:table-cell table:style-name="Table2.A2" office:value-type="string">
            <text:p text:style-name="P53">“uint64”</text:p>
          </table:table-cell>
          <table:table-cell table:style-name="Table2.B2" office:value-type="string">
            <text:p text:style-name="P52"><text:bookmark-start text:name="__DdeLink__284_920985091"/>Interprets and formats value as<text:bookmark-end text:name="__DdeLink__284_920985091"/> unsigned 64bit (8byte) integer.</text:p>
          </table:table-cell>
        </table:table-row>
        <table:table-row>
          <table:table-cell table:style-name="Table2.A2" office:value-type="string">
            <text:p text:style-name="P53">“unixtime”</text:p>
          </table:table-cell>
          <table:table-cell table:style-name="Table2.B2" office:value-type="string">
            <text:p text:style-name="P52">Interprets and formats value as 32bit (4byte) Unix time.</text:p>
          </table:table-cell>
        </table:table-row>
        <table:table-row>
          <table:table-cell table:style-name="Table2.A2" office:value-type="string">
            <text:p text:style-name="P53">“filetime”</text:p>
          </table:table-cell>
          <table:table-cell table:style-name="Table2.B2" office:value-type="string">
            <text:p text:style-name="P52">Interprets and formats value as 64bit (8byte) Windows filetime.</text:p>
          </table:table-cell>
        </table:table-row>
        <table:table-row>
          <table:table-cell table:style-name="Table2.A12" office:value-type="string">
            <text:p text:style-name="P53">“ascii”</text:p>
          </table:table-cell>
          <table:table-cell table:style-name="Table2.B2" office:value-type="string">
            <text:p text:style-name="P52"><text:bookmark-start text:name="__DdeLink__286_920985091"/>Interprets and formats value as ASCII string.<text:bookmark-end text:name="__DdeLink__286_920985091"/> Warning: <text:bookmark-start text:name="__DdeLink__294_920985091"/>Value m<text:bookmark-start text:name="__DdeLink__290_920985091"/>ust be NULL-terminated or use length parameter!<text:bookmark-end text:name="__DdeLink__294_920985091"/><text:bookmark-end text:name="__DdeLink__290_920985091"/></text:p>
          </table:table-cell>
        </table:table-row>
        <table:table-row>
          <table:table-cell table:style-name="Table2.A12" office:value-type="string">
            <text:p text:style-name="P53">“utf16”</text:p>
          </table:table-cell>
          <table:table-cell table:style-name="Table2.B2" office:value-type="string">
            <text:p text:style-name="P52">Interprets and formats value as UTF-16 string. Warning: Value m<text:bookmark-start text:name="__DdeLink__290_9209850911"/>ust be NULL-terminated or use length parameter!<text:bookmark-end text:name="__DdeLink__290_9209850911"/></text:p>
          </table:table-cell>
        </table:table-row>
      </table:table>
      <text:p text:style-name="P13"/>
      <text:p text:style-name="P48"><text:bookmark-start text:name="__DdeLink__319_920985091"/><text:bookmark-start text:name="__DdeLink__299_920985091"/><text:span text:style-name="T8">Example:</text:span> var key_value=<text:bookmark-start text:name="__DdeLink__269_920985091"/>GetRegistryKeyValue<text:bookmark-end text:name="__DdeLink__269_920985091"/>(“\\some\\registry\\path”, “MyKey”);<text:line-break/>if(typeof key_value !== 'undefined') {<text:line-break/><text:tab/>print(“Value interpreted as UTF-16 string: “);<text:line-break/><text:tab/>println(RegistryKeyValueToVariant(key_value.value, ”utf16”));<text:line-break/>}<text:bookmark-end text:name="__DdeLink__319_920985091"/><text:bookmark-end text:name="__DdeLink__299_920985091"/></text:p>
      <text:p text:style-name="P5"/>
      <text:list xml:id="list1323415825" text:continue-numbering="true" text:style-name="L1">
        <text:list-item>
          <text:list>
            <text:list-item>
              <text:p text:style-name="P17"><text:bookmark-start text:name="__DdeLink__322_920985091"/>RegistryKeyTypeToString<text:bookmark-end text:name="__DdeLink__322_920985091"/></text:p>
            </text:list-item>
          </text:list>
        </text:list-item>
      </text:list>
      <text:p text:style-name="P13"><text:span text:style-name="T8">Syntax:</text:span> RegistryKeyTypeToString(&lt;value&gt;, &lt;value_type&gt;);</text:p>
      <text:p text:style-name="P13"><text:span text:style-name="T8">Return value:</text:span> String containing the converted value or undefined.</text:p>
      <text:p text:style-name="P44"><text:span text:style-name="T8">Description:</text:span> Converts the give registry key type to it's string representation. The following types exist:<text:line-break/></text:p>
      <table:table table:name="Table3" table:style-name="Table3">
        <table:table-column table:style-name="Table3.A"/>
        <table:table-column table:style-name="Table3.B"/>
        <table:table-row>
          <table:table-cell table:style-name="Table3.A1" office:value-type="string">
            <text:p text:style-name="P55">Type</text:p>
          </table:table-cell>
          <table:table-cell table:style-name="Table3.B1" office:value-type="string">
            <text:p text:style-name="P54">Description</text:p>
          </table:table-cell>
        </table:table-row>
        <table:table-row>
          <table:table-cell table:style-name="Table3.A2" office:value-type="string">
            <text:p text:style-name="P53"><text:bookmark-start text:name="__DdeLink__271_9209850911"/>“REG_NONE”<text:bookmark-end text:name="__DdeLink__271_9209850911"/></text:p>
          </table:table-cell>
          <table:table-cell table:style-name="Table3.B2" office:value-type="string">
            <text:p text:style-name="P52"><text:bookmark-start text:name="__DdeLink__277_9209850911"/>A<text:bookmark-end text:name="__DdeLink__277_9209850911"/> key without a value.</text:p>
          </table:table-cell>
        </table:table-row>
        <table:table-row>
          <table:table-cell table:style-name="Table3.A2" office:value-type="string">
            <text:p text:style-name="P53">"REG_SZ"</text:p>
          </table:table-cell>
          <table:table-cell table:style-name="Table3.B2" office:value-type="string">
            <text:p text:style-name="P52">A Windows string (Encoding is unknown, but often UTF16-LE. Aren't they funny at M$?)</text:p>
          </table:table-cell>
        </table:table-row>
        <table:table-row>
          <table:table-cell table:style-name="Table3.A2" office:value-type="string">
            <text:p text:style-name="P53">"REG_EXPAND_SZ"</text:p>
          </table:table-cell>
          <table:table-cell table:style-name="Table3.B2" office:value-type="string">
            <text:p text:style-name="P52">A Windows string that contains environment variables.</text:p>
          </table:table-cell>
        </table:table-row>
        <table:table-row>
          <table:table-cell table:style-name="Table3.A2" office:value-type="string">
            <text:p text:style-name="P53">"REG_BINARY"</text:p>
          </table:table-cell>
          <table:table-cell table:style-name="Table3.B2" office:value-type="string">
            <text:p text:style-name="P52">A binary blob.</text:p>
          </table:table-cell>
        </table:table-row>
        <table:table-row>
          <table:table-cell table:style-name="Table3.A2" office:value-type="string">
            <text:p text:style-name="P53">"REG_DWORD"</text:p>
          </table:table-cell>
          <table:table-cell table:style-name="Table3.B2" office:value-type="string">
            <text:p text:style-name="P52"><text:bookmark-start text:name="__DdeLink__315_920985091"/>A 32bit (4byte) little endian integer.<text:bookmark-end text:name="__DdeLink__315_920985091"/></text:p>
          </table:table-cell>
        </table:table-row>
        <text:soft-page-break/>
        <table:table-row>
          <table:table-cell table:style-name="Table3.A2" office:value-type="string">
            <text:p text:style-name="P53">"REG_DWORD_BIG_ENDIAN"</text:p>
          </table:table-cell>
          <table:table-cell table:style-name="Table3.B2" office:value-type="string">
            <text:p text:style-name="P52">A 32bit (4byte) big endian integer.</text:p>
          </table:table-cell>
        </table:table-row>
        <table:table-row>
          <table:table-cell table:style-name="Table3.A2" office:value-type="string">
            <text:p text:style-name="P53">"REG_LINK"</text:p>
          </table:table-cell>
          <table:table-cell table:style-name="Table3.B2" office:value-type="string">
            <text:p text:style-name="P52">A symbolic link to another part of the registry tree.</text:p>
          </table:table-cell>
        </table:table-row>
        <table:table-row>
          <table:table-cell table:style-name="Table3.A2" office:value-type="string">
            <text:p text:style-name="P53">"REG_MULTI_SZ"</text:p>
          </table:table-cell>
          <table:table-cell table:style-name="Table3.B2" office:value-type="string">
            <text:p text:style-name="Table_20_Contents"><text:span text:style-name="T2">Multiple Windows strings. See http://blogs.msdn.com/oldnewthing/archive/2009/10/08/9904646.aspx</text:span></text:p>
          </table:table-cell>
        </table:table-row>
        <table:table-row>
          <table:table-cell table:style-name="Table3.A2" office:value-type="string">
            <text:p text:style-name="P53">"REG_RESOURCE_LIST"</text:p>
          </table:table-cell>
          <table:table-cell table:style-name="Table3.B2" office:value-type="string">
            <text:p text:style-name="P52">A resource list.</text:p>
          </table:table-cell>
        </table:table-row>
        <table:table-row>
          <table:table-cell table:style-name="Table3.A2" office:value-type="string">
            <text:p text:style-name="P53">"REG_FULL_RESOURCE_DESC"</text:p>
          </table:table-cell>
          <table:table-cell table:style-name="Table3.B2" office:value-type="string">
            <text:p text:style-name="P52">A resource descriptor.</text:p>
          </table:table-cell>
        </table:table-row>
        <table:table-row>
          <table:table-cell table:style-name="Table3.A2" office:value-type="string">
            <text:p text:style-name="P53">"REG_RESOURCE_REQ_LIST"</text:p>
          </table:table-cell>
          <table:table-cell table:style-name="Table3.B2" office:value-type="string">
            <text:p text:style-name="P52">A resource requirements list.</text:p>
          </table:table-cell>
        </table:table-row>
        <table:table-row>
          <table:table-cell table:style-name="Table3.A2" office:value-type="string">
            <text:p text:style-name="P53">"REG_QWORD"</text:p>
          </table:table-cell>
          <table:table-cell table:style-name="Table3.B2" office:value-type="string">
            <text:p text:style-name="P52">A 64bit (8byte) integer with unspecified endianness (Usually little endian, but who knows!).</text:p>
          </table:table-cell>
        </table:table-row>
        <table:table-row>
          <table:table-cell table:style-name="Table3.A2" office:value-type="string">
            <text:p text:style-name="P53">“0xXXXXXXXX”</text:p>
          </table:table-cell>
          <table:table-cell table:style-name="Table3.B2" office:value-type="string">
            <text:p text:style-name="P52">Unknown types will be formated as 32bit (4byte) hexadecimal value prepended with “0x”.</text:p>
          </table:table-cell>
        </table:table-row>
      </table:table>
      <text:p text:style-name="P45"><text:span text:style-name="T2"/></text:p>
      <text:p text:style-name="P50"><text:span text:style-name="T6">Example:</text:span><text:span text:style-name="T2"> var key_value=</text:span><text:bookmark-start text:name="__DdeLink__269_9209850912"/><text:span text:style-name="T2">GetRegistryKeyValue</text:span><text:bookmark-end text:name="__DdeLink__269_9209850912"/><text:span text:style-name="T2">(“\\some\\registry\\path”, “MyKey”);<text:line-break/>if(typeof key_value !== 'undefined') {<text:line-break/><text:tab/>println(“Value type: “, RegistryKeyTypeToString(key_value.type));<text:line-break/>}</text:span></text:p>
      <text:p text:style-name="P5"/>
      <text:list xml:id="list2065978871" text:continue-numbering="true" text:style-name="L1">
        <text:list-item>
          <text:p text:style-name="P16">Examples</text:p>
          <text:list>
            <text:list-item>
              <text:p text:style-name="P19">Windows installation time / date (SOFTWARE hive)</text:p>
            </text:list-item>
          </text:list>
        </text:list-item>
      </text:list>
      <text:p text:style-name="P30"><text:bookmark-start text:name="__DdeLink__247_9209850911"/>println("&lt;html&gt;");<text:bookmark-end text:name="__DdeLink__247_9209850911"/></text:p>
      <text:p text:style-name="P30">println(" <text:s/>&lt;head&gt;&lt;title&gt;Windows Installation Time / Date&lt;/title&gt;&lt;/head&gt;");</text:p>
      <text:p text:style-name="P30">println(" <text:s/>&lt;body style=\"font-size:12\"&gt;");</text:p>
      <text:p text:style-name="P30">println(" <text:s text:c="3"/>&lt;h2&gt;Windows installation time / date&lt;/h2&gt;");</text:p>
      <text:p text:style-name="P30">println(" <text:s text:c="3"/>&lt;table style=\"margin-left:20px; font-size:12; white-space:nowrap\"&gt;");</text:p>
      <text:p text:style-name="P30"/>
      <text:p text:style-name="P30">var val=GetRegistryKeyValue("\\Microsoft\\Windows NT\\CurrentVersion","InstallDate");</text:p>
      <text:p text:style-name="P30">print(" <text:s text:c="7"/>&lt;tr&gt;&lt;td&gt;Install date:&lt;/td&gt;”);</text:p>
      <text:p text:style-name="P30">if(typeof val !== 'undefined') {</text:p>
      <text:p text:style-name="P32"><text:tab/>println(“&lt;td&gt;”,RegistryKeyValueToVariant(val.value,"unixtime"),”&lt;/td&gt;”);</text:p>
      <text:p text:style-name="P32">} else {</text:p>
      <text:p text:style-name="P32"><text:tab/>println("&lt;td&gt;unknown&lt;/td&gt;");</text:p>
      <text:p text:style-name="P30">}</text:p>
      <text:p text:style-name="P30"/>
      <text:p text:style-name="P30">println(“ <text:s text:c="3"/>&lt;/table&gt;”);</text:p>
      <text:p text:style-name="P30">println(" <text:s/>&lt;/body&gt;");</text:p>
      <text:p text:style-name="P31">println("&lt;/html&gt;");</text:p>
      <text:p text:style-name="P42"/>
      <text:list xml:id="list589719490" text:continue-numbering="true" text:style-name="L1">
        <text:list-item>
          <text:list>
            <text:list-item>
              <text:p text:style-name="P19">Recent documents (NTUSER.DAT hive)</text:p>
            </text:list-item>
          </text:list>
        </text:list-item>
      </text:list>
      <text:p text:style-name="P30">println("&lt;html&gt;");</text:p>
      <text:p text:style-name="P30">println(" <text:s/>&lt;head&gt;&lt;title&gt;Recent Documents&lt;/title&gt;&lt;/head&gt;");</text:p>
      <text:p text:style-name="P30">println(" <text:s/>&lt;body style=\"font-size:12\"&gt;");</text:p>
      <text:p text:style-name="P30">println(" <text:s text:c="3"/>&lt;h2&gt;Recent documents&lt;/h2&gt;");</text:p>
      <text:p text:style-name="P30">println(" <text:s text:c="3"/>&lt;p style=\"font-size:12\"&gt;");</text:p>
      <text:p text:style-name="P30">println(" <text:s text:c="5"/>&lt;table style=\"margin-left:20px; font-size:12\"&gt;");</text:p>
      <text:p text:style-name="P30"></text:p>
      <text:p text:style-name="P30">// Get list of recent docs</text:p>
      <text:p text:style-name="P30">var recent_docs=</text:p>
      <text:p text:style-name="P37"><text:span text:style-name="T4"><text:s text:c="2"/>GetRegistryKeyValue("\\Software\\Microsoft\\Windows\\CurrentVersion\\Explorer\\RecentDocs",</text:span></text:p>
      <text:p text:style-name="P34"><text:tab/>"MRUListEx");</text:p>
      <text:p text:style-name="P30"></text:p>
      <text:p text:style-name="P30">// Iterate over all recent docs</text:p>
      <text:p text:style-name="P30">var i=0;</text:p>
      <text:p text:style-name="P30"><text:soft-page-break/>var runlist=RegistryKeyValueToVariant(recent_docs.value, "uint32",i);</text:p>
      <text:p text:style-name="P30">while(Number(runlist) != 0xffffffff) {</text:p>
      <text:p text:style-name="P38"><text:span text:style-name="T4"><text:tab/>var entry=</text:span></text:p>
      <text:p text:style-name="P39"><text:span text:style-name="T4"><text:tab/><text:tab/>GetRegistryKeyValue("\\Software\\Microsoft\\Windows\\CurrentVersion\\Explorer\\ RecentDocs”,</text:span></text:p>
      <text:p text:style-name="P36"><text:tab/><text:tab/>runlist.toString(10));</text:p>
      <text:p text:style-name="P32"><text:tab/>println(" <text:s text:c="7"/>&lt;tr&gt;&lt;td&gt;", RegistryKeyValueToVariant(entry.value, "utf16", 0), "&lt;/td&gt;&lt;/tr&gt;");</text:p>
      <text:p text:style-name="P32"><text:tab/>i+=4;</text:p>
      <text:p text:style-name="P35"><text:tab/>runlist=RegistryKeyValueToVariant(recent_docs.value, "uint32",i);</text:p>
      <text:p text:style-name="P30">}</text:p>
      <text:p text:style-name="P30"></text:p>
      <text:p text:style-name="P30">println(" <text:s text:c="3"/>&lt;/table&gt;");</text:p>
      <text:p text:style-name="P30">println(" <text:s/>&lt;/p&gt;");</text:p>
      <text:p text:style-name="P30">println("&lt;/html&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1398in"/>
          <style:tab-stop style:position="6.6929in" style:type="right"/>
        </style:tab-stops>
      </style:paragraph-properties>
      <style:text-properties fo:font-size="9pt"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Fred report engine reference manual<text:tab/><text:tab/>revision 1</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3T13:27:05</meta:creation-date>
    <dc:date>2011-09-13T21:18:59</dc:date>
    <meta:editing-duration>PT4H7M43S</meta:editing-duration>
    <meta:editing-cycles>67</meta:editing-cycles>
    <meta:generator>LibreOffice/3.3$Unix LibreOffice_project/330m19$Build-301</meta:generator>
    <meta:document-statistic meta:table-count="3" meta:image-count="0" meta:object-count="0" meta:page-count="5" meta:paragraph-count="182" meta:word-count="1360" meta:character-count="10536"/>
  </office:meta>
</office:document-meta>
</file>